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1" table:default-cell-style-name="Default"/>
        <table:table-row table:style-name="ro1">
          <table:table-cell office:value-type="string">
            <text:p>wc</text:p>
          </table:table-cell>
          <table:table-cell table:style-name="ce1" office:value-type="percentage" office:value="1">
            <text:p>100,00%</text:p>
          </table:table-cell>
          <table:table-cell table:style-name="ce1" office:value-type="percentage" office:value="1">
            <text:p>100,00%</text:p>
          </table:table-cell>
          <table:table-cell table:style-name="ce1" office:value-type="percentage" office:value="1">
            <text:p>100,00%</text:p>
          </table:table-cell>
          <table:table-cell table:style-name="ce1" office:value-type="percentage" office:value="1">
            <text:p>100,00%</text:p>
          </table:table-cell>
          <table:table-cell table:style-name="ce1" office:value-type="percentage" office:value="1">
            <text:p>100,00%</text:p>
          </table:table-cell>
          <table:table-cell table:style-name="ce1" office:value-type="percentage" office:value="1">
            <text:p>100,00%</text:p>
          </table:table-cell>
          <table:table-cell table:style-name="ce1" office:value-type="percentage" office:value="1">
            <text:p>100,00%</text:p>
          </table:table-cell>
          <table:table-cell table:style-name="ce1" office:value-type="percentage" office:value="1">
            <text:p>100,00%</text:p>
          </table:table-cell>
          <table:table-cell table:style-name="ce1" office:value-type="percentage" office:value="0.8">
            <text:p>80,00%</text:p>
          </table:table-cell>
          <table:table-cell table:style-name="ce1" office:value-type="percentage" office:value="0.8">
            <text:p>80,00%</text:p>
          </table:table-cell>
          <table:table-cell table:style-name="ce1" office:value-type="percentage" office:value="0.8">
            <text:p>80,00%</text:p>
          </table:table-cell>
          <table:table-cell table:style-name="ce1" office:value-type="percentage" office:value="0.8">
            <text:p>80,00%</text:p>
          </table:table-cell>
          <table:table-cell table:style-name="ce1" office:value-type="percentage" office:value="0.8">
            <text:p>80,00%</text:p>
          </table:table-cell>
          <table:table-cell table:style-name="ce1" office:value-type="percentage" office:value="0.8">
            <text:p>80,00%</text:p>
          </table:table-cell>
          <table:table-cell table:style-name="ce1" office:value-type="percentage" office:value="0.8">
            <text:p>80,00%</text:p>
          </table:table-cell>
          <table:table-cell table:style-name="ce1" office:value-type="percentage" office:value="0.8">
            <text:p>80,00%</text:p>
          </table:table-cell>
          <table:table-cell table:style-name="ce1" office:value-type="percentage" office:value="0.6">
            <text:p>60,00%</text:p>
          </table:table-cell>
          <table:table-cell table:style-name="ce1" office:value-type="percentage" office:value="0.6">
            <text:p>60,00%</text:p>
          </table:table-cell>
          <table:table-cell table:style-name="ce1" office:value-type="percentage" office:value="0.6">
            <text:p>60,00%</text:p>
          </table:table-cell>
          <table:table-cell table:style-name="ce1" office:value-type="percentage" office:value="0.6">
            <text:p>60,00%</text:p>
          </table:table-cell>
          <table:table-cell table:style-name="ce1" office:value-type="percentage" office:value="0.6">
            <text:p>60,00%</text:p>
          </table:table-cell>
          <table:table-cell table:style-name="ce1" office:value-type="percentage" office:value="0.6">
            <text:p>60,00%</text:p>
          </table:table-cell>
          <table:table-cell table:style-name="ce1" office:value-type="percentage" office:value="0.6">
            <text:p>60,00%</text:p>
          </table:table-cell>
          <table:table-cell table:style-name="ce1" office:value-type="percentage" office:value="0.6">
            <text:p>60,00%</text:p>
          </table:table-cell>
          <table:table-cell table:style-name="ce1" office:value-type="percentage" office:value="0.4">
            <text:p>40,00%</text:p>
          </table:table-cell>
          <table:table-cell table:style-name="ce1" office:value-type="percentage" office:value="0.4">
            <text:p>40,00%</text:p>
          </table:table-cell>
          <table:table-cell table:style-name="ce1" office:value-type="percentage" office:value="0.4">
            <text:p>40,00%</text:p>
          </table:table-cell>
          <table:table-cell table:style-name="ce1" office:value-type="percentage" office:value="0.4">
            <text:p>40,00%</text:p>
          </table:table-cell>
          <table:table-cell table:style-name="ce1" office:value-type="percentage" office:value="0.4">
            <text:p>40,00%</text:p>
          </table:table-cell>
          <table:table-cell table:style-name="ce1" office:value-type="percentage" office:value="0.4">
            <text:p>40,00%</text:p>
          </table:table-cell>
          <table:table-cell table:style-name="ce1" office:value-type="percentage" office:value="0.4">
            <text:p>40,00%</text:p>
          </table:table-cell>
          <table:table-cell table:style-name="ce1" office:value-type="percentage" office:value="0.4">
            <text:p>40,00%</text:p>
          </table:table-cell>
          <table:table-cell table:style-name="ce1" office:value-type="percentage" office:value="0.2">
            <text:p>20,00%</text:p>
          </table:table-cell>
          <table:table-cell table:style-name="ce1" office:value-type="percentage" office:value="0.2">
            <text:p>20,00%</text:p>
          </table:table-cell>
          <table:table-cell table:style-name="ce1" office:value-type="percentage" office:value="0.2">
            <text:p>20,00%</text:p>
          </table:table-cell>
          <table:table-cell table:style-name="ce1" office:value-type="percentage" office:value="0.2">
            <text:p>20,00%</text:p>
          </table:table-cell>
          <table:table-cell table:style-name="ce1" office:value-type="percentage" office:value="0.2">
            <text:p>20,00%</text:p>
          </table:table-cell>
          <table:table-cell table:style-name="ce1" office:value-type="percentage" office:value="0.2">
            <text:p>20,00%</text:p>
          </table:table-cell>
          <table:table-cell table:style-name="ce1" office:value-type="percentage" office:value="0.2">
            <text:p>20,00%</text:p>
          </table:table-cell>
          <table:table-cell table:style-name="ce1" office:value-type="percentage" office:value="0.2">
            <text:p>20,00%</text:p>
          </table:table-cell>
        </table:table-row>
        <table:table-row table:style-name="ro1">
          <table:table-cell office:value-type="string">
            <text:p>rc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string">
            <text:p>heurística</text:p>
          </table:table-cell>
          <table:table-cell table:number-columns-repeated="4" office:value-type="string">
            <text:p>EDFD</text:p>
          </table:table-cell>
          <table:table-cell table:number-columns-repeated="4" office:value-type="string">
            <text:p>EDFE</text:p>
          </table:table-cell>
          <table:table-cell table:number-columns-repeated="4" office:value-type="string">
            <text:p>EDFD</text:p>
          </table:table-cell>
          <table:table-cell table:number-columns-repeated="4" office:value-type="string">
            <text:p>EDFE</text:p>
          </table:table-cell>
          <table:table-cell table:number-columns-repeated="4" office:value-type="string">
            <text:p>EDFD</text:p>
          </table:table-cell>
          <table:table-cell table:number-columns-repeated="4" office:value-type="string">
            <text:p>EDFE</text:p>
          </table:table-cell>
          <table:table-cell table:number-columns-repeated="4" office:value-type="string">
            <text:p>EDFD</text:p>
          </table:table-cell>
          <table:table-cell table:number-columns-repeated="4" office:value-type="string">
            <text:p>EDFE</text:p>
          </table:table-cell>
          <table:table-cell table:number-columns-repeated="4" office:value-type="string">
            <text:p>EDFD</text:p>
          </table:table-cell>
          <table:table-cell table:number-columns-repeated="4" office:value-type="string">
            <text:p>EDFE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d/m</text:p>
          </table:table-cell>
          <table:table-cell table:formula="of:=[.B7]/[.B8]" office:value-type="float" office:value="0.0160099648570539">
            <text:p>0,0160099649</text:p>
          </table:table-cell>
          <table:table-cell table:formula="of:=[.C7]/[.C8]" office:value-type="float" office:value="0.0185127047394484">
            <text:p>0,0185127047</text:p>
          </table:table-cell>
          <table:table-cell table:formula="of:=[.D7]/[.D8]" office:value-type="float" office:value="0.0508002554270753">
            <text:p>0,0508002554</text:p>
          </table:table-cell>
          <table:table-cell table:formula="of:=[.E7]/[.E8]" office:value-type="float" office:value="0.0407739873825323">
            <text:p>0,0407739874</text:p>
          </table:table-cell>
          <table:table-cell table:formula="of:=[.F7]/[.F8]" office:value-type="float" office:value="0.0106132349896668">
            <text:p>0,010613235</text:p>
          </table:table-cell>
          <table:table-cell table:formula="of:=[.G7]/[.G8]" office:value-type="float" office:value="0.0298410081248195">
            <text:p>0,0298410081</text:p>
          </table:table-cell>
          <table:table-cell table:formula="of:=[.H7]/[.H8]" office:value-type="float" office:value="0.0206168354694205">
            <text:p>0,0206168355</text:p>
          </table:table-cell>
          <table:table-cell table:formula="of:=[.I7]/[.I8]" office:value-type="float" office:value="0.0118344231160928">
            <text:p>0,0118344231</text:p>
          </table:table-cell>
          <table:table-cell table:formula="of:=[.J7]/[.J8]" office:value-type="float" office:value="0.039022067848544">
            <text:p>0,0390220678</text:p>
          </table:table-cell>
          <table:table-cell table:formula="of:=[.K7]/[.K8]" office:value-type="float" office:value="0.00163492897384173">
            <text:p>0,001634929</text:p>
          </table:table-cell>
          <table:table-cell table:formula="of:=[.L7]/[.L8]" office:value-type="float" office:value="0.074682455703785">
            <text:p>0,0746824557</text:p>
          </table:table-cell>
          <table:table-cell table:formula="of:=[.M7]/[.M8]" office:value-type="float" office:value="0.0706098069658464">
            <text:p>0,070609807</text:p>
          </table:table-cell>
          <table:table-cell table:formula="of:=[.N7]/[.N8]" office:value-type="float" office:value="0.015890040026664">
            <text:p>0,01589004</text:p>
          </table:table-cell>
          <table:table-cell table:formula="of:=[.O7]/[.O8]" office:value-type="float" office:value="0.051451230882797">
            <text:p>0,0514512309</text:p>
          </table:table-cell>
          <table:table-cell table:formula="of:=[.P7]/[.P8]" office:value-type="float" office:value="0.062727214460097">
            <text:p>0,0627272145</text:p>
          </table:table-cell>
          <table:table-cell table:formula="of:=[.Q7]/[.Q8]" office:value-type="float" office:value="0.0287996331029891">
            <text:p>0,0287996331</text:p>
          </table:table-cell>
          <table:table-cell table:formula="of:=[.R7]/[.R8]" office:value-type="float" office:value="0.00791832901664667">
            <text:p>0,007918329</text:p>
          </table:table-cell>
          <table:table-cell table:formula="of:=[.S7]/[.S8]" office:value-type="float" office:value="0.158756877324464">
            <text:p>0,1587568773</text:p>
          </table:table-cell>
          <table:table-cell table:formula="of:=[.T7]/[.T8]" office:value-type="float" office:value="0.0782330906844691">
            <text:p>0,0782330907</text:p>
          </table:table-cell>
          <table:table-cell table:formula="of:=[.U7]/[.U8]" office:value-type="float" office:value="0.00219939900835629">
            <text:p>0,002199399</text:p>
          </table:table-cell>
          <table:table-cell table:formula="of:=[.V7]/[.V8]" office:value-type="float" office:value="0.00832870178076028">
            <text:p>0,0083287018</text:p>
          </table:table-cell>
          <table:table-cell table:formula="of:=[.W7]/[.W8]" office:value-type="float" office:value="0.0238542046665341">
            <text:p>0,0238542047</text:p>
          </table:table-cell>
          <table:table-cell table:formula="of:=[.X7]/[.X8]" office:value-type="float" office:value="0.0143574980951583">
            <text:p>0,0143574981</text:p>
          </table:table-cell>
          <table:table-cell table:formula="of:=[.Y7]/[.Y8]" office:value-type="float" office:value="0.0502969897947343">
            <text:p>0,0502969898</text:p>
          </table:table-cell>
          <table:table-cell table:formula="of:=[.Z7]/[.Z8]" office:value-type="float" office:value="0.0404061017820884">
            <text:p>0,0404061018</text:p>
          </table:table-cell>
          <table:table-cell table:formula="of:=[.AA7]/[.AA8]" office:value-type="float" office:value="0.0329776031292438">
            <text:p>0,0329776031</text:p>
          </table:table-cell>
          <table:table-cell table:formula="of:=[.AB7]/[.AB8]" office:value-type="float" office:value="0.015413771796982">
            <text:p>0,0154137718</text:p>
          </table:table-cell>
          <table:table-cell table:formula="of:=[.AC7]/[.AC8]" office:value-type="float" office:value="0.259178581152041">
            <text:p>0,2591785812</text:p>
          </table:table-cell>
          <table:table-cell table:formula="of:=[.AD7]/[.AD8]" office:value-type="float" office:value="0.0905257614605822">
            <text:p>0,0905257615</text:p>
          </table:table-cell>
          <table:table-cell table:formula="of:=[.AE7]/[.AE8]" office:value-type="float" office:value="0.0519507022912566">
            <text:p>0,0519507023</text:p>
          </table:table-cell>
          <table:table-cell table:formula="of:=[.AF7]/[.AF8]" office:value-type="float" office:value="0.0292884465580227">
            <text:p>0,0292884466</text:p>
          </table:table-cell>
          <table:table-cell table:formula="of:=[.AG7]/[.AG8]" office:value-type="float" office:value="0.0209823970678501">
            <text:p>0,0209823971</text:p>
          </table:table-cell>
          <table:table-cell table:formula="of:=[.AH7]/[.AH8]" office:value-type="float" office:value="0.00226274169979695">
            <text:p>0,0022627417</text:p>
          </table:table-cell>
          <table:table-cell table:formula="of:=[.AI7]/[.AI8]" office:value-type="float" office:value="0.143211499987149">
            <text:p>0,1432115</text:p>
          </table:table-cell>
          <table:table-cell table:formula="of:=[.AJ7]/[.AJ8]" office:value-type="float" office:value="0.0744322927564787">
            <text:p>0,0744322928</text:p>
          </table:table-cell>
          <table:table-cell table:formula="of:=[.AK7]/[.AK8]" office:value-type="float" office:value="0.023514239754422">
            <text:p>0,0235142398</text:p>
          </table:table-cell>
          <table:table-cell table:formula="of:=[.AL7]/[.AL8]" office:value-type="float" office:value="0.0165598777795444">
            <text:p>0,0165598778</text:p>
          </table:table-cell>
          <table:table-cell table:formula="of:=[.AM7]/[.AM8]" office:value-type="float" office:value="0.0648721817602337">
            <text:p>0,0648721818</text:p>
          </table:table-cell>
          <table:table-cell table:formula="of:=[.AN7]/[.AN8]" office:value-type="float" office:value="0.112140282478924">
            <text:p>0,1121402825</text:p>
          </table:table-cell>
          <table:table-cell table:formula="of:=[.AO7]/[.AO8]" office:value-type="float" office:value="0">
            <text:p>0</text:p>
          </table:table-cell>
        </table:table-row>
        <table:table-row table:style-name="ro1">
          <table:table-cell office:value-type="string">
            <text:p>desvio</text:p>
          </table:table-cell>
          <table:table-cell table:formula="of:=STDEV([.B10:.B100])" office:value-type="float" office:value="8.48528137423857">
            <text:p>8,4852813742</text:p>
          </table:table-cell>
          <table:table-cell table:formula="of:=STDEV([.C10:.C100])" office:value-type="float" office:value="9.46924847422786">
            <text:p>9,4692484742</text:p>
          </table:table-cell>
          <table:table-cell table:formula="of:=STDEV([.D10:.D100])" office:value-type="float" office:value="21.920310216783">
            <text:p>21,9203102168</text:p>
          </table:table-cell>
          <table:table-cell table:formula="of:=STDEV([.E10:.E100])" office:value-type="float" office:value="13.4350288425444">
            <text:p>13,4350288425</text:p>
          </table:table-cell>
          <table:table-cell table:formula="of:=STDEV([.F10:.F100])" office:value-type="float" office:value="5.65685424949238">
            <text:p>5,6568542495</text:p>
          </table:table-cell>
          <table:table-cell table:formula="of:=STDEV([.G10:.G100])" office:value-type="float" office:value="15.5670592384475">
            <text:p>15,5670592384</text:p>
          </table:table-cell>
          <table:table-cell table:formula="of:=STDEV([.H10:.H100])" office:value-type="float" office:value="10.1159939369957">
            <text:p>10,115993937</text:p>
          </table:table-cell>
          <table:table-cell table:formula="of:=STDEV([.I10:.I100])" office:value-type="float" office:value="5.65685424949238">
            <text:p>5,6568542495</text:p>
          </table:table-cell>
          <table:table-cell table:formula="of:=STDEV([.J10:.J100])" office:value-type="float" office:value="20.5060966544099">
            <text:p>20,5060966544</text:p>
          </table:table-cell>
          <table:table-cell table:formula="of:=STDEV([.K10:.K100])" office:value-type="float" office:value="0.707106781186548">
            <text:p>0,7071067812</text:p>
          </table:table-cell>
          <table:table-cell table:formula="of:=STDEV([.L10:.L100])" office:value-type="float" office:value="30.0721354967241">
            <text:p>30,0721354967</text:p>
          </table:table-cell>
          <table:table-cell table:formula="of:=STDEV([.M10:.M100])" office:value-type="float" office:value="24.7487373415292">
            <text:p>24,7487373415</text:p>
          </table:table-cell>
          <table:table-cell table:formula="of:=STDEV([.N10:.N100])" office:value-type="float" office:value="8.48528137423857">
            <text:p>8,4852813742</text:p>
          </table:table-cell>
          <table:table-cell table:formula="of:=STDEV([.O10:.O100])" office:value-type="float" office:value="26.1629509039023">
            <text:p>26,1629509039</text:p>
          </table:table-cell>
          <table:table-cell table:formula="of:=STDEV([.P10:.P100])" office:value-type="float" office:value="31.1126983722081">
            <text:p>31,1126983722</text:p>
          </table:table-cell>
          <table:table-cell table:formula="of:=STDEV([.Q10:.Q100])" office:value-type="float" office:value="13.4350288425444">
            <text:p>13,4350288425</text:p>
          </table:table-cell>
          <table:table-cell table:formula="of:=STDEV([.R10:.R100])" office:value-type="float" office:value="3.53553390593274">
            <text:p>3,5355339059</text:p>
          </table:table-cell>
          <table:table-cell table:formula="of:=STDEV([.S10:.S100])" office:value-type="float" office:value="61.5182899632296">
            <text:p>61,5182899632</text:p>
          </table:table-cell>
          <table:table-cell table:formula="of:=STDEV([.T10:.T100])" office:value-type="float" office:value="27.5771644662754">
            <text:p>27,5771644663</text:p>
          </table:table-cell>
          <table:table-cell table:formula="of:=STDEV([.U10:.U100])" office:value-type="float" office:value="0.707106781186548">
            <text:p>0,7071067812</text:p>
          </table:table-cell>
          <table:table-cell table:formula="of:=STDEV([.V10:.V100])" office:value-type="float" office:value="3.53553390593274">
            <text:p>3,5355339059</text:p>
          </table:table-cell>
          <table:table-cell table:formula="of:=STDEV([.W10:.W100])" office:value-type="float" office:value="9.89949493661167">
            <text:p>9,8994949366</text:p>
          </table:table-cell>
          <table:table-cell table:formula="of:=STDEV([.X10:.X100])" office:value-type="float" office:value="5.65685424949238">
            <text:p>5,6568542495</text:p>
          </table:table-cell>
          <table:table-cell table:formula="of:=STDEV([.Y10:.Y100])" office:value-type="float" office:value="20.4205778566621">
            <text:p>20,4205778567</text:p>
          </table:table-cell>
          <table:table-cell table:formula="of:=STDEV([.Z10:.Z100])" office:value-type="float" office:value="13.4350288425444">
            <text:p>13,4350288425</text:p>
          </table:table-cell>
          <table:table-cell table:formula="of:=STDEV([.AA10:.AA100])" office:value-type="float" office:value="10.816653826392">
            <text:p>10,8166538264</text:p>
          </table:table-cell>
          <table:table-cell table:formula="of:=STDEV([.AB10:.AB100])" office:value-type="float" office:value="5.65685424949238">
            <text:p>5,6568542495</text:p>
          </table:table-cell>
          <table:table-cell table:formula="of:=STDEV([.AC10:.AC100])" office:value-type="float" office:value="65.0538238691624">
            <text:p>65,0538238692</text:p>
          </table:table-cell>
          <table:table-cell table:formula="of:=STDEV([.AD10:.AD100])" office:value-type="float" office:value="31.8198051533946">
            <text:p>31,8198051534</text:p>
          </table:table-cell>
          <table:table-cell table:formula="of:=STDEV([.AE10:.AE100])" office:value-type="float" office:value="19.0918830920368">
            <text:p>19,091883092</text:p>
          </table:table-cell>
          <table:table-cell table:formula="of:=STDEV([.AF10:.AF100])" office:value-type="float" office:value="9.89949493661167">
            <text:p>9,8994949366</text:p>
          </table:table-cell>
          <table:table-cell table:formula="of:=STDEV([.AG10:.AG100])" office:value-type="float" office:value="7.07106781186548">
            <text:p>7,0710678119</text:p>
          </table:table-cell>
          <table:table-cell table:formula="of:=STDEV([.AH10:.AH100])" office:value-type="float" office:value="0.707106781186548">
            <text:p>0,7071067812</text:p>
          </table:table-cell>
          <table:table-cell table:formula="of:=STDEV([.AI10:.AI100])" office:value-type="float" office:value="33.9411254969543">
            <text:p>33,941125497</text:p>
          </table:table-cell>
          <table:table-cell table:formula="of:=STDEV([.AJ10:.AJ100])" office:value-type="float" office:value="16.2634559672906">
            <text:p>16,2634559673</text:p>
          </table:table-cell>
          <table:table-cell table:formula="of:=STDEV([.AK10:.AK100])" office:value-type="float" office:value="4.94974746830583">
            <text:p>4,9497474683</text:p>
          </table:table-cell>
          <table:table-cell table:formula="of:=STDEV([.AL10:.AL100])" office:value-type="float" office:value="3.53553390593274">
            <text:p>3,5355339059</text:p>
          </table:table-cell>
          <table:table-cell table:formula="of:=STDEV([.AM10:.AM100])" office:value-type="float" office:value="14.142135623731">
            <text:p>14,1421356237</text:p>
          </table:table-cell>
          <table:table-cell table:formula="of:=STDEV([.AN10:.AN100])" office:value-type="float" office:value="25.4558441227157">
            <text:p>25,4558441227</text:p>
          </table:table-cell>
          <table:table-cell table:formula="of:=STDEV([.AO10:.AO100])" office:value-type="float" office:value="0">
            <text:p>0</text:p>
          </table:table-cell>
        </table:table-row>
        <table:table-row table:style-name="ro1">
          <table:table-cell office:value-type="string">
            <text:p>média</text:p>
          </table:table-cell>
          <table:table-cell table:formula="of:=AVERAGE([.B10:.B100])" office:value-type="float" office:value="530">
            <text:p>530</text:p>
          </table:table-cell>
          <table:table-cell table:formula="of:=AVERAGE([.C10:.C100])" office:value-type="float" office:value="511.5">
            <text:p>511,5</text:p>
          </table:table-cell>
          <table:table-cell table:formula="of:=AVERAGE([.D10:.D100])" office:value-type="float" office:value="431.5">
            <text:p>431,5</text:p>
          </table:table-cell>
          <table:table-cell table:formula="of:=AVERAGE([.E10:.E100])" office:value-type="float" office:value="329.5">
            <text:p>329,5</text:p>
          </table:table-cell>
          <table:table-cell table:formula="of:=AVERAGE([.F10:.F100])" office:value-type="float" office:value="533">
            <text:p>533</text:p>
          </table:table-cell>
          <table:table-cell table:formula="of:=AVERAGE([.G10:.G100])" office:value-type="float" office:value="521.666666666667">
            <text:p>521,6666666667</text:p>
          </table:table-cell>
          <table:table-cell table:formula="of:=AVERAGE([.H10:.H100])" office:value-type="float" office:value="490.666666666667">
            <text:p>490,6666666667</text:p>
          </table:table-cell>
          <table:table-cell table:formula="of:=AVERAGE([.I10:.I100])" office:value-type="float" office:value="478">
            <text:p>478</text:p>
          </table:table-cell>
          <table:table-cell table:formula="of:=AVERAGE([.J10:.J100])" office:value-type="float" office:value="525.5">
            <text:p>525,5</text:p>
          </table:table-cell>
          <table:table-cell table:formula="of:=AVERAGE([.K10:.K100])" office:value-type="float" office:value="432.5">
            <text:p>432,5</text:p>
          </table:table-cell>
          <table:table-cell table:formula="of:=AVERAGE([.L10:.L100])" office:value-type="float" office:value="402.666666666667">
            <text:p>402,6666666667</text:p>
          </table:table-cell>
          <table:table-cell table:formula="of:=AVERAGE([.M10:.M100])" office:value-type="float" office:value="350.5">
            <text:p>350,5</text:p>
          </table:table-cell>
          <table:table-cell table:formula="of:=AVERAGE([.N10:.N100])" office:value-type="float" office:value="534">
            <text:p>534</text:p>
          </table:table-cell>
          <table:table-cell table:formula="of:=AVERAGE([.O10:.O100])" office:value-type="float" office:value="508.5">
            <text:p>508,5</text:p>
          </table:table-cell>
          <table:table-cell table:formula="of:=AVERAGE([.P10:.P100])" office:value-type="float" office:value="496">
            <text:p>496</text:p>
          </table:table-cell>
          <table:table-cell table:formula="of:=AVERAGE([.Q10:.Q100])" office:value-type="float" office:value="466.5">
            <text:p>466,5</text:p>
          </table:table-cell>
          <table:table-cell table:formula="of:=AVERAGE([.R10:.R100])" office:value-type="float" office:value="446.5">
            <text:p>446,5</text:p>
          </table:table-cell>
          <table:table-cell table:formula="of:=AVERAGE([.S10:.S100])" office:value-type="float" office:value="387.5">
            <text:p>387,5</text:p>
          </table:table-cell>
          <table:table-cell table:formula="of:=AVERAGE([.T10:.T100])" office:value-type="float" office:value="352.5">
            <text:p>352,5</text:p>
          </table:table-cell>
          <table:table-cell table:formula="of:=AVERAGE([.U10:.U100])" office:value-type="float" office:value="321.5">
            <text:p>321,5</text:p>
          </table:table-cell>
          <table:table-cell table:formula="of:=AVERAGE([.V10:.V100])" office:value-type="float" office:value="424.5">
            <text:p>424,5</text:p>
          </table:table-cell>
          <table:table-cell table:formula="of:=AVERAGE([.W10:.W100])" office:value-type="float" office:value="415">
            <text:p>415</text:p>
          </table:table-cell>
          <table:table-cell table:formula="of:=AVERAGE([.X10:.X100])" office:value-type="float" office:value="394">
            <text:p>394</text:p>
          </table:table-cell>
          <table:table-cell table:formula="of:=AVERAGE([.Y10:.Y100])" office:value-type="float" office:value="406">
            <text:p>406</text:p>
          </table:table-cell>
          <table:table-cell table:formula="of:=AVERAGE([.Z10:.Z100])" office:value-type="float" office:value="332.5">
            <text:p>332,5</text:p>
          </table:table-cell>
          <table:table-cell table:formula="of:=AVERAGE([.AA10:.AA100])" office:value-type="float" office:value="328">
            <text:p>328</text:p>
          </table:table-cell>
          <table:table-cell table:formula="of:=AVERAGE([.AB10:.AB100])" office:value-type="float" office:value="367">
            <text:p>367</text:p>
          </table:table-cell>
          <table:table-cell table:formula="of:=AVERAGE([.AC10:.AC100])" office:value-type="float" office:value="251">
            <text:p>251</text:p>
          </table:table-cell>
          <table:table-cell table:formula="of:=AVERAGE([.AD10:.AD100])" office:value-type="float" office:value="351.5">
            <text:p>351,5</text:p>
          </table:table-cell>
          <table:table-cell table:formula="of:=AVERAGE([.AE10:.AE100])" office:value-type="float" office:value="367.5">
            <text:p>367,5</text:p>
          </table:table-cell>
          <table:table-cell table:formula="of:=AVERAGE([.AF10:.AF100])" office:value-type="float" office:value="338">
            <text:p>338</text:p>
          </table:table-cell>
          <table:table-cell table:formula="of:=AVERAGE([.AG10:.AG100])" office:value-type="float" office:value="337">
            <text:p>337</text:p>
          </table:table-cell>
          <table:table-cell table:formula="of:=AVERAGE([.AH10:.AH100])" office:value-type="float" office:value="312.5">
            <text:p>312,5</text:p>
          </table:table-cell>
          <table:table-cell table:formula="of:=AVERAGE([.AI10:.AI100])" office:value-type="float" office:value="237">
            <text:p>237</text:p>
          </table:table-cell>
          <table:table-cell table:formula="of:=AVERAGE([.AJ10:.AJ100])" office:value-type="float" office:value="218.5">
            <text:p>218,5</text:p>
          </table:table-cell>
          <table:table-cell table:formula="of:=AVERAGE([.AK10:.AK100])" office:value-type="float" office:value="210.5">
            <text:p>210,5</text:p>
          </table:table-cell>
          <table:table-cell table:formula="of:=AVERAGE([.AL10:.AL100])" office:value-type="float" office:value="213.5">
            <text:p>213,5</text:p>
          </table:table-cell>
          <table:table-cell table:formula="of:=AVERAGE([.AM10:.AM100])" office:value-type="float" office:value="218">
            <text:p>218</text:p>
          </table:table-cell>
          <table:table-cell table:formula="of:=AVERAGE([.AN10:.AN100])" office:value-type="float" office:value="227">
            <text:p>227</text:p>
          </table:table-cell>
          <table:table-cell table:formula="of:=AVERAGE([.AO10:.AO100])" office:value-type="float" office:value="207">
            <text:p>207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506">
            <text:p>506</text:p>
          </table:table-cell>
          <table:table-cell office:value-type="float" office:value="447">
            <text:p>447</text:p>
          </table:table-cell>
          <table:table-cell office:value-type="float" office:value="339">
            <text:p>339</text:p>
          </table:table-cell>
          <table:table-cell office:value-type="float" office:value="537">
            <text:p>537</text:p>
          </table:table-cell>
          <table:table-cell office:value-type="float" office:value="507">
            <text:p>507</text:p>
          </table:table-cell>
          <table:table-cell office:value-type="float" office:value="497">
            <text:p>497</text:p>
          </table:table-cell>
          <table:table-cell office:value-type="float" office:value="474">
            <text:p>474</text:p>
          </table:table-cell>
          <table:table-cell office:value-type="float" office:value="511">
            <text:p>511</text:p>
          </table:table-cell>
          <table:table-cell office:value-type="float" office:value="432">
            <text:p>432</text:p>
          </table:table-cell>
          <table:table-cell office:value-type="float" office:value="437">
            <text:p>437</text:p>
          </table:table-cell>
          <table:table-cell office:value-type="float" office:value="333">
            <text:p>333</text:p>
          </table:table-cell>
          <table:table-cell office:value-type="float" office:value="540">
            <text:p>540</text:p>
          </table:table-cell>
          <table:table-cell office:value-type="float" office:value="490">
            <text:p>490</text:p>
          </table:table-cell>
          <table:table-cell office:value-type="float" office:value="518">
            <text:p>518</text:p>
          </table:table-cell>
          <table:table-cell office:value-type="float" office:value="476">
            <text:p>476</text:p>
          </table:table-cell>
          <table:table-cell office:value-type="float" office:value="449">
            <text:p>449</text:p>
          </table:table-cell>
          <table:table-cell office:value-type="float" office:value="431">
            <text:p>431</text:p>
          </table:table-cell>
          <table:table-cell office:value-type="float" office:value="333">
            <text:p>333</text:p>
          </table:table-cell>
          <table:table-cell office:value-type="float" office:value="322">
            <text:p>322</text:p>
          </table:table-cell>
          <table:table-cell office:value-type="float" office:value="427">
            <text:p>427</text:p>
          </table:table-cell>
          <table:table-cell office:value-type="float" office:value="408">
            <text:p>408</text:p>
          </table:table-cell>
          <table:table-cell table:number-columns-repeated="2" office:value-type="float" office:value="390">
            <text:p>390</text:p>
          </table:table-cell>
          <table:table-cell office:value-type="float" office:value="342">
            <text:p>342</text:p>
          </table:table-cell>
          <table:table-cell office:value-type="float" office:value="331">
            <text:p>331</text:p>
          </table:table-cell>
          <table:table-cell office:value-type="float" office:value="371">
            <text:p>371</text:p>
          </table:table-cell>
          <table:table-cell office:value-type="float" office:value="205">
            <text:p>205</text:p>
          </table:table-cell>
          <table:table-cell office:value-type="float" office:value="374">
            <text:p>374</text:p>
          </table:table-cell>
          <table:table-cell office:value-type="float" office:value="381">
            <text:p>381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office:value-type="float" office:value="313">
            <text:p>313</text:p>
          </table:table-cell>
          <table:table-cell office:value-type="float" office:value="261">
            <text:p>261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office:value-type="float" office:value="211">
            <text:p>211</text:p>
          </table:table-cell>
          <table:table-cell office:value-type="float" office:value="228">
            <text:p>228</text:p>
          </table:table-cell>
          <table:table-cell office:value-type="float" office:value="245">
            <text:p>24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519">
            <text:p>519</text:p>
          </table:table-cell>
          <table:table-cell office:value-type="float" office:value="416">
            <text:p>416</text:p>
          </table:table-cell>
          <table:table-cell office:value-type="float" office:value="320">
            <text:p>320</text:p>
          </table:table-cell>
          <table:table-cell office:value-type="float" office:value="529">
            <text:p>529</text:p>
          </table:table-cell>
          <table:table-cell office:value-type="float" office:value="538">
            <text:p>538</text:p>
          </table:table-cell>
          <table:table-cell office:value-type="float" office:value="496">
            <text:p>496</text:p>
          </table:table-cell>
          <table:table-cell office:value-type="float" office:value="482">
            <text:p>482</text:p>
          </table:table-cell>
          <table:table-cell office:value-type="float" office:value="540">
            <text:p>540</text:p>
          </table:table-cell>
          <table:table-cell office:value-type="float" office:value="433">
            <text:p>433</text:p>
          </table:table-cell>
          <table:table-cell office:value-type="float" office:value="390">
            <text:p>390</text:p>
          </table:table-cell>
          <table:table-cell office:value-type="float" office:value="368">
            <text:p>368</text:p>
          </table:table-cell>
          <table:table-cell office:value-type="float" office:value="528">
            <text:p>528</text:p>
          </table:table-cell>
          <table:table-cell office:value-type="float" office:value="527">
            <text:p>527</text:p>
          </table:table-cell>
          <table:table-cell office:value-type="float" office:value="474">
            <text:p>474</text:p>
          </table:table-cell>
          <table:table-cell office:value-type="float" office:value="457">
            <text:p>457</text:p>
          </table:table-cell>
          <table:table-cell office:value-type="float" office:value="444">
            <text:p>444</text:p>
          </table:table-cell>
          <table:table-cell office:value-type="float" office:value="344">
            <text:p>344</text:p>
          </table:table-cell>
          <table:table-cell office:value-type="float" office:value="372">
            <text:p>372</text:p>
          </table:table-cell>
          <table:table-cell office:value-type="float" office:value="321">
            <text:p>321</text:p>
          </table:table-cell>
          <table:table-cell table:number-columns-repeated="2" office:value-type="float" office:value="422">
            <text:p>422</text:p>
          </table:table-cell>
          <table:table-cell office:value-type="float" office:value="398">
            <text:p>398</text:p>
          </table:table-cell>
          <table:table-cell office:value-type="float" office:value="399">
            <text:p>399</text:p>
          </table:table-cell>
          <table:table-cell office:value-type="float" office:value="323">
            <text:p>323</text:p>
          </table:table-cell>
          <table:table-cell office:value-type="float" office:value="316">
            <text:p>316</text:p>
          </table:table-cell>
          <table:table-cell office:value-type="float" office:value="363">
            <text:p>363</text:p>
          </table:table-cell>
          <table:table-cell office:value-type="float" office:value="297">
            <text:p>297</text:p>
          </table:table-cell>
          <table:table-cell office:value-type="float" office:value="329">
            <text:p>329</text:p>
          </table:table-cell>
          <table:table-cell office:value-type="float" office:value="354">
            <text:p>354</text:p>
          </table:table-cell>
          <table:table-cell office:value-type="float" office:value="345">
            <text:p>345</text:p>
          </table:table-cell>
          <table:table-cell office:value-type="float" office:value="342">
            <text:p>342</text:p>
          </table:table-cell>
          <table:table-cell office:value-type="float" office:value="312">
            <text:p>312</text:p>
          </table:table-cell>
          <table:table-cell office:value-type="float" office:value="213">
            <text:p>213</text:p>
          </table:table-cell>
          <table:table-cell office:value-type="float" office:value="207">
            <text:p>207</text:p>
          </table:table-cell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number-columns-repeated="2"/>
          <table:table-cell office:value-type="float" office:value="501">
            <text:p>501</text:p>
          </table:table-cell>
          <table:table-cell table:number-columns-repeated="3"/>
          <table:table-cell office:value-type="float" office:value="520">
            <text:p>520</text:p>
          </table:table-cell>
          <table:table-cell office:value-type="float" office:value="479">
            <text:p>479</text:p>
          </table:table-cell>
          <table:table-cell table:number-columns-repeated="3"/>
          <table:table-cell office:value-type="float" office:value="381">
            <text:p>381</text:p>
          </table:table-cell>
          <table:table-cell table:number-columns-repeated="12"/>
          <table:table-cell office:value-type="float" office:value="429">
            <text:p>429</text:p>
          </table:table-cell>
          <table:table-cell/>
          <table:table-cell office:value-type="float" office:value="337">
            <text:p>33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0">
            <text:p>520</text:p>
          </table:table-cell>
          <table:table-cell table:number-columns-repeated="38"/>
        </table:table-row>
        <table:table-row table:style-name="ro1">
          <table:table-cell table:number-columns-repeated="27"/>
          <table:table-cell office:value-type="string">
            <text:p>refazer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cEDF</text:p>
          </table:table-cell>
          <table:table-cell office:value-type="string">
            <text:p>svsEDF</text:p>
          </table:table-cell>
          <table:table-cell>
            <draw:frame table:end-cell-address="Sheet2.J25" table:end-x="1.018cm" table:end-y="0.371cm" draw:z-index="0" draw:style-name="gr1" svg:width="13.659cm" svg:height="10.4cm" svg:x="0.908cm" svg:y="0.318cm">
              <draw:object draw:notify-on-update-of-ranges="Sheet2.A3:Sheet2.A6 Sheet2.B2:Sheet2.B2 Sheet2.B3:Sheet2.B6 Sheet2.C2:Sheet2.C2 Sheet2.C3:Sheet2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2.P25" table:end-x="1.875cm" table:end-y="0.106cm" draw:z-index="1" draw:style-name="gr1" svg:width="13.659cm" svg:height="10.4cm" svg:x="1.764cm" svg:y="0.053cm">
              <draw:object draw:notify-on-update-of-ranges="Sheet2.A10:Sheet2.A13 Sheet2.B9:Sheet2.B9 Sheet2.B10:Sheet2.B13 Sheet2.C9:Sheet2.C9 Sheet2.C10:Sheet2.C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2" office:value-type="percentage" office:value="1">
            <text:p>100%</text:p>
          </table:table-cell>
          <table:table-cell office:value-type="float" office:value="530">
            <text:p>530</text:p>
          </table:table-cell>
          <table:table-cell office:value-type="float" office:value="533">
            <text:p>533</text:p>
          </table:table-cell>
          <table:table-cell table:number-columns-repeated="8"/>
        </table:table-row>
        <table:table-row table:style-name="ro1">
          <table:table-cell table:style-name="ce2" office:value-type="percentage" office:value="0.8">
            <text:p>80%</text:p>
          </table:table-cell>
          <table:table-cell office:value-type="float" office:value="511">
            <text:p>511</text:p>
          </table:table-cell>
          <table:table-cell office:value-type="float" office:value="522">
            <text:p>522</text:p>
          </table:table-cell>
          <table:table-cell table:number-columns-repeated="8"/>
        </table:table-row>
        <table:table-row table:style-name="ro1">
          <table:table-cell table:style-name="ce2" office:value-type="percentage" office:value="0.6">
            <text:p>60%</text:p>
          </table:table-cell>
          <table:table-cell office:value-type="float" office:value="431">
            <text:p>431</text:p>
          </table:table-cell>
          <table:table-cell office:value-type="float" office:value="491">
            <text:p>491</text:p>
          </table:table-cell>
          <table:table-cell table:number-columns-repeated="8"/>
        </table:table-row>
        <table:table-row table:style-name="ro1">
          <table:table-cell table:style-name="ce2" office:value-type="percentage" office:value="0.4">
            <text:p>40%</text:p>
          </table:table-cell>
          <table:table-cell office:value-type="float" office:value="329">
            <text:p>329</text:p>
          </table:table-cell>
          <table:table-cell office:value-type="float" office:value="478">
            <text:p>478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cEDF</text:p>
          </table:table-cell>
          <table:table-cell office:value-type="string">
            <text:p>svsEDF</text:p>
          </table:table-cell>
          <table:table-cell table:number-columns-repeated="8"/>
        </table:table-row>
        <table:table-row table:style-name="ro1">
          <table:table-cell table:style-name="ce2" office:value-type="percentage" office:value="1">
            <text:p>100%</text:p>
          </table:table-cell>
          <table:table-cell office:value-type="float" office:value="525">
            <text:p>525</text:p>
          </table:table-cell>
          <table:table-cell office:value-type="float" office:value="534">
            <text:p>534</text:p>
          </table:table-cell>
          <table:table-cell table:number-columns-repeated="8"/>
        </table:table-row>
        <table:table-row table:style-name="ro1">
          <table:table-cell table:style-name="ce2" office:value-type="percentage" office:value="0.8">
            <text:p>80%</text:p>
          </table:table-cell>
          <table:table-cell office:value-type="float" office:value="432">
            <text:p>432</text:p>
          </table:table-cell>
          <table:table-cell office:value-type="float" office:value="508">
            <text:p>508</text:p>
          </table:table-cell>
          <table:table-cell table:number-columns-repeated="8"/>
        </table:table-row>
        <table:table-row table:style-name="ro1">
          <table:table-cell table:style-name="ce2" office:value-type="percentage" office:value="0.6">
            <text:p>60%</text:p>
          </table:table-cell>
          <table:table-cell office:value-type="float" office:value="402">
            <text:p>402</text:p>
          </table:table-cell>
          <table:table-cell office:value-type="float" office:value="496">
            <text:p>496</text:p>
          </table:table-cell>
          <table:table-cell table:number-columns-repeated="8"/>
        </table:table-row>
        <table:table-row table:style-name="ro1">
          <table:table-cell table:style-name="ce2" office:value-type="percentage" office:value="0.4">
            <text:p>40%</text:p>
          </table:table-cell>
          <table:table-cell office:value-type="float" office:value="350">
            <text:p>350</text:p>
          </table:table-cell>
          <table:table-cell office:value-type="float" office:value="478">
            <text:p>47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cEDF</text:p>
          </table:table-cell>
          <table:table-cell office:value-type="string">
            <text:p>svsEDF</text:p>
          </table:table-cell>
          <table:table-cell table:number-columns-repeated="8"/>
        </table:table-row>
        <table:table-row table:style-name="ro1">
          <table:table-cell table:style-name="ce2" office:value-type="percentage" office:value="1">
            <text:p>100%</text:p>
          </table:table-cell>
          <table:table-cell office:value-type="float" office:value="437">
            <text:p>437</text:p>
          </table:table-cell>
          <table:table-cell office:value-type="float" office:value="435">
            <text:p>435</text:p>
          </table:table-cell>
          <table:table-cell table:number-columns-repeated="8"/>
        </table:table-row>
        <table:table-row table:style-name="ro1">
          <table:table-cell table:style-name="ce2" office:value-type="percentage" office:value="0.8">
            <text:p>80%</text:p>
          </table:table-cell>
          <table:table-cell office:value-type="float" office:value="387">
            <text:p>387</text:p>
          </table:table-cell>
          <table:table-cell office:value-type="float" office:value="415">
            <text:p>415</text:p>
          </table:table-cell>
          <table:table-cell table:number-columns-repeated="8"/>
        </table:table-row>
        <table:table-row table:style-name="ro1">
          <table:table-cell table:style-name="ce2" office:value-type="percentage" office:value="0.6">
            <text:p>60%</text:p>
          </table:table-cell>
          <table:table-cell office:value-type="float" office:value="352">
            <text:p>352</text:p>
          </table:table-cell>
          <table:table-cell office:value-type="float" office:value="394">
            <text:p>394</text:p>
          </table:table-cell>
          <table:table-cell table:number-columns-repeated="8"/>
        </table:table-row>
        <table:table-row table:style-name="ro1">
          <table:table-cell table:style-name="ce2" office:value-type="percentage" office:value="0.4">
            <text:p>40%</text:p>
          </table:table-cell>
          <table:table-cell office:value-type="float" office:value="321">
            <text:p>321</text:p>
          </table:table-cell>
          <table:table-cell office:value-type="float" office:value="395">
            <text:p>39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cEDF</text:p>
          </table:table-cell>
          <table:table-cell office:value-type="string">
            <text:p>svsEDF</text:p>
          </table:table-cell>
          <table:table-cell table:number-columns-repeated="8"/>
        </table:table-row>
        <table:table-row table:style-name="ro1">
          <table:table-cell table:style-name="ce2" office:value-type="percentage" office:value="1">
            <text:p>100%</text:p>
          </table:table-cell>
          <table:table-cell office:value-type="float" office:value="342">
            <text:p>342</text:p>
          </table:table-cell>
          <table:table-cell office:value-type="float" office:value="350">
            <text:p>350</text:p>
          </table:table-cell>
          <table:table-cell table:number-columns-repeated="8"/>
        </table:table-row>
        <table:table-row table:style-name="ro1">
          <table:table-cell table:style-name="ce2" office:value-type="percentage" office:value="0.8">
            <text:p>80%</text:p>
          </table:table-cell>
          <table:table-cell office:value-type="float" office:value="328">
            <text:p>328</text:p>
          </table:table-cell>
          <table:table-cell office:value-type="float" office:value="348">
            <text:p>348</text:p>
          </table:table-cell>
          <table:table-cell table:number-columns-repeated="8"/>
        </table:table-row>
        <table:table-row table:style-name="ro1">
          <table:table-cell table:style-name="ce2" office:value-type="percentage" office:value="0.6">
            <text:p>60%</text:p>
          </table:table-cell>
          <table:table-cell office:value-type="float" office:value="267">
            <text:p>267</text:p>
          </table:table-cell>
          <table:table-cell office:value-type="float" office:value="338">
            <text:p>338</text:p>
          </table:table-cell>
          <table:table-cell table:number-columns-repeated="8"/>
        </table:table-row>
        <table:table-row table:style-name="ro1">
          <table:table-cell table:style-name="ce2" office:value-type="percentage" office:value="0.4">
            <text:p>40%</text:p>
          </table:table-cell>
          <table:table-cell office:value-type="float" office:value="242">
            <text:p>242</text:p>
          </table:table-cell>
          <table:table-cell office:value-type="float" office:value="337">
            <text:p>33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cEDF</text:p>
          </table:table-cell>
          <table:table-cell office:value-type="string">
            <text:p>svsEDF</text:p>
          </table:table-cell>
          <table:table-cell table:number-columns-repeated="8"/>
        </table:table-row>
        <table:table-row table:style-name="ro1">
          <table:table-cell table:style-name="ce2" office:value-type="percentage" office:value="1">
            <text:p>100%</text:p>
          </table:table-cell>
          <table:table-cell office:value-type="float" office:value="217">
            <text:p>21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 table:style-name="ce2" office:value-type="percentage" office:value="0.8">
            <text:p>80%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>
            <draw:frame table:end-cell-address="Sheet2.J52" table:end-x="0.744cm" table:end-y="0.074cm" draw:z-index="2" draw:style-name="gr1" svg:width="13.659cm" svg:height="10.4cm" svg:x="0.634cm" svg:y="0.021cm">
              <draw:object draw:notify-on-update-of-ranges="Sheet2.A16:Sheet2.A19 Sheet2.B15:Sheet2.B15 Sheet2.B16:Sheet2.B19 Sheet2.C15:Sheet2.C15 Sheet2.C16:Sheet2.C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Sheet2.Q52" table:end-x="0.111cm" table:end-y="0.053cm" draw:z-index="3" draw:style-name="gr1" svg:width="13.659cm" svg:height="10.4cm" svg:x="0.001cm" svg:y="0cm">
              <draw:object draw:notify-on-update-of-ranges="Sheet2.A22:Sheet2.A25 Sheet2.B21:Sheet2.B21 Sheet2.B22:Sheet2.B25 Sheet2.C21:Sheet2.C21 Sheet2.C22:Sheet2.C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2" office:value-type="percentage" office:value="0.6">
            <text:p>60%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 table:style-name="ce2" office:value-type="percentage" office:value="0.4">
            <text:p>40%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office:value-type="string">
            <text:p>ccEDF</text:p>
          </table:table-cell>
          <table:table-cell office:value-type="string">
            <text:p>svsEDF</text:p>
          </table:table-cell>
          <table:table-cell table:number-columns-repeated="8"/>
        </table:table-row>
        <table:table-row table:style-name="ro1">
          <table:table-cell table:style-name="ce2" office:value-type="percentage" office:value="1">
            <text:p>100%</text:p>
          </table:table-cell>
          <table:table-cell office:value-type="float" office:value="530">
            <text:p>530</text:p>
          </table:table-cell>
          <table:table-cell office:value-type="float" office:value="533">
            <text:p>533</text:p>
          </table:table-cell>
          <table:table-cell table:number-columns-repeated="8"/>
        </table:table-row>
        <table:table-row table:style-name="ro1">
          <table:table-cell table:style-name="ce2" office:value-type="percentage" office:value="0.8">
            <text:p>80%</text:p>
          </table:table-cell>
          <table:table-cell office:value-type="float" office:value="525">
            <text:p>525</text:p>
          </table:table-cell>
          <table:table-cell office:value-type="float" office:value="534">
            <text:p>534</text:p>
          </table:table-cell>
          <table:table-cell table:number-columns-repeated="8"/>
        </table:table-row>
        <table:table-row table:style-name="ro1">
          <table:table-cell table:style-name="ce2" office:value-type="percentage" office:value="0.6">
            <text:p>60%</text:p>
          </table:table-cell>
          <table:table-cell office:value-type="float" office:value="437">
            <text:p>437</text:p>
          </table:table-cell>
          <table:table-cell office:value-type="float" office:value="435">
            <text:p>435</text:p>
          </table:table-cell>
          <table:table-cell table:number-columns-repeated="8"/>
        </table:table-row>
        <table:table-row table:style-name="ro1">
          <table:table-cell table:style-name="ce2" office:value-type="percentage" office:value="0.4">
            <text:p>40%</text:p>
          </table:table-cell>
          <table:table-cell office:value-type="float" office:value="342">
            <text:p>342</text:p>
          </table:table-cell>
          <table:table-cell office:value-type="float" office:value="350">
            <text:p>350</text:p>
          </table:table-cell>
          <table:table-cell table:number-columns-repeated="8"/>
        </table:table-row>
        <table:table-row table:style-name="ro1">
          <table:table-cell table:style-name="ce2" office:value-type="percentage" office:value="0.2">
            <text:p>20%</text:p>
          </table:table-cell>
          <table:table-cell office:value-type="float" office:value="217">
            <text:p>21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Sheet2.J77" table:end-x="0.827cm" table:end-y="0.052cm" draw:z-index="4" draw:style-name="gr1" svg:width="13.659cm" svg:height="10.4cm" svg:x="0.717cm" svg:y="-0.001cm">
              <draw:object draw:notify-on-update-of-ranges="Sheet2.A28:Sheet2.A31 Sheet2.B27:Sheet2.B27 Sheet2.B28:Sheet2.B31 Sheet2.C27:Sheet2.C27 Sheet2.C28:Sheet2.C3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Sheet2.Q77" table:end-x="0.827cm" table:end-y="0.186cm" draw:z-index="5" draw:style-name="gr1" svg:width="13.659cm" svg:height="10.4cm" svg:x="0.717cm" svg:y="0.133cm">
              <draw:object draw:notify-on-update-of-ranges="Sheet2.A34:Sheet2.A38 Sheet2.B33:Sheet2.B33 Sheet2.B34:Sheet2.B38 Sheet2.C33:Sheet2.C33 Sheet2.C34:Sheet2.C3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22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stavo Meira</meta:initial-creator>
    <meta:creation-date>2011-10-14T14:06:15</meta:creation-date>
    <dc:date>2011-11-03T22:53:32</dc:date>
    <dc:creator>Gustavo Meira</dc:creator>
    <meta:editing-duration>PT31H08M55S</meta:editing-duration>
    <meta:editing-cycles>21</meta:editing-cycles>
    <meta:generator>OpenOffice.org/3.2$Linux OpenOffice.org_project/320m19$Build-9505</meta:generator>
    <meta:document-statistic meta:table-count="3" meta:cell-count="4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200" chart:maximum="600" chart:interval-major="50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cm" svg:height="10.401cm" xlink:href=".." chart:class="chart:line" chart:style-name="ch1">
        <chart:title svg:x="2.702cm" svg:y="0.209cm" chart:style-name="ch2">
          <text:p>Consumo com 100% de uso em pior caso</text:p>
        </chart:title>
        <chart:legend chart:legend-position="end" svg:x="10.905cm" svg:y="4.524cm" chart:style-name="ch3"/>
        <chart:plot-area chart:style-name="ch4" table:cell-range-address="Sheet2.A2:Sheet2.C6" chart:data-source-has-labels="both" svg:x="0.345cm" svg:y="0.92cm" svg:width="10.288cm" svg:height="9.058cm">
          <chart:axis chart:dimension="x" chart:name="primary-x" chart:style-name="ch5">
            <chart:title svg:x="3.394cm" svg:y="9.534cm" chart:style-name="ch6">
              <text:p>cumprimento do pior caso</text:p>
            </chart:title>
            <chart:categories table:cell-range-address="Sheet2.A3:Sheet2.A6"/>
          </chart:axis>
          <chart:axis chart:dimension="y" chart:name="primary-y" chart:style-name="ch7">
            <chart:title svg:x="0.274cm" svg:y="7.121cm" chart:style-name="ch8">
              <text:p>potência média (mW)</text:p>
            </chart:title>
            <chart:grid chart:style-name="ch9" chart:class="major"/>
          </chart:axis>
          <chart:series chart:style-name="ch10" chart:values-cell-range-address="Sheet2.B3:Sheet2.B6" chart:label-cell-address="Sheet2.B2:Sheet2.B2" chart:class="chart:line">
            <chart:data-point chart:repeated="4"/>
          </chart:series>
          <chart:series chart:style-name="ch11" chart:values-cell-range-address="Sheet2.C3:Sheet2.C6" chart:label-cell-address="Sheet2.C2:Sheet2.C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2:Sheet2.B2">ccEDF</text:p>
              </table:table-cell>
              <table:table-cell office:value-type="string">
                <text:p text:id="Sheet2.C2:Sheet2.C2">svsEDF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6">100%</text:p>
              </table:table-cell>
              <table:table-cell office:value-type="float" office:value="530">
                <text:p text:id="Sheet2.B3:Sheet2.B6">530</text:p>
              </table:table-cell>
              <table:table-cell office:value-type="float" office:value="533">
                <text:p text:id="Sheet2.C3:Sheet2.C6">533</text:p>
              </table:table-cell>
            </table:table-row>
            <table:table-row>
              <table:table-cell office:value-type="string">
                <text:p>80%</text:p>
              </table:table-cell>
              <table:table-cell office:value-type="float" office:value="511">
                <text:p>51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0%</text:p>
              </table:table-cell>
              <table:table-cell office:value-type="float" office:value="431">
                <text:p>43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329">
                <text:p>329</text:p>
              </table:table-cell>
              <table:table-cell office:value-type="float" office:value="478">
                <text:p>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200" chart:maximum="600" chart:interval-major="50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cm" svg:height="10.401cm" xlink:href=".." chart:class="chart:line" chart:style-name="ch1">
        <chart:title svg:x="2.821cm" svg:y="0.209cm" chart:style-name="ch2">
          <text:p>Consumo com 80% de uso em pior caso</text:p>
        </chart:title>
        <chart:legend chart:legend-position="end" svg:x="10.905cm" svg:y="4.524cm" chart:style-name="ch3"/>
        <chart:plot-area chart:style-name="ch4" table:cell-range-address="Sheet2.A9:Sheet2.C13" chart:data-source-has-labels="both" svg:x="0.345cm" svg:y="0.92cm" svg:width="10.288cm" svg:height="9.058cm">
          <chart:axis chart:dimension="x" chart:name="primary-x" chart:style-name="ch5">
            <chart:title svg:x="3.394cm" svg:y="9.534cm" chart:style-name="ch6">
              <text:p>cumprimento do pior caso</text:p>
            </chart:title>
            <chart:categories table:cell-range-address="Sheet2.A10:Sheet2.A13"/>
          </chart:axis>
          <chart:axis chart:dimension="y" chart:name="primary-y" chart:style-name="ch7">
            <chart:title svg:x="0.274cm" svg:y="7.121cm" chart:style-name="ch8">
              <text:p>potência média (mW)</text:p>
            </chart:title>
            <chart:grid chart:style-name="ch9" chart:class="major"/>
          </chart:axis>
          <chart:series chart:style-name="ch10" chart:values-cell-range-address="Sheet2.B10:Sheet2.B13" chart:label-cell-address="Sheet2.B9:Sheet2.B9" chart:class="chart:line">
            <chart:data-point chart:repeated="4"/>
          </chart:series>
          <chart:series chart:style-name="ch11" chart:values-cell-range-address="Sheet2.C10:Sheet2.C13" chart:label-cell-address="Sheet2.C9:Sheet2.C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9:Sheet2.B9">ccEDF</text:p>
              </table:table-cell>
              <table:table-cell office:value-type="string">
                <text:p text:id="Sheet2.C9:Sheet2.C9">svsEDF</text:p>
              </table:table-cell>
            </table:table-row>
          </table:table-header-rows>
          <table:table-rows>
            <table:table-row>
              <table:table-cell office:value-type="string">
                <text:p text:id="Sheet2.A10:Sheet2.A13">100%</text:p>
              </table:table-cell>
              <table:table-cell office:value-type="float" office:value="525">
                <text:p text:id="Sheet2.B10:Sheet2.B13">525</text:p>
              </table:table-cell>
              <table:table-cell office:value-type="float" office:value="534">
                <text:p text:id="Sheet2.C10:Sheet2.C13">534</text:p>
              </table:table-cell>
            </table:table-row>
            <table:table-row>
              <table:table-cell office:value-type="string">
                <text:p>80%</text:p>
              </table:table-cell>
              <table:table-cell office:value-type="float" office:value="432">
                <text:p>43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0%</text:p>
              </table:table-cell>
              <table:table-cell office:value-type="float" office:value="402">
                <text:p>40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350">
                <text:p>350</text:p>
              </table:table-cell>
              <table:table-cell office:value-type="float" office:value="478">
                <text:p>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200" chart:maximum="600" chart:interval-major="50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cm" svg:height="10.401cm" xlink:href=".." chart:class="chart:line" chart:style-name="ch1">
        <chart:title svg:x="2.821cm" svg:y="0.209cm" chart:style-name="ch2">
          <text:p>Consumo com 60% de uso em pior caso</text:p>
        </chart:title>
        <chart:legend chart:legend-position="end" svg:x="10.905cm" svg:y="4.524cm" chart:style-name="ch3"/>
        <chart:plot-area chart:style-name="ch4" table:cell-range-address="Sheet2.A15:Sheet2.C19" chart:data-source-has-labels="both" svg:x="0.345cm" svg:y="0.92cm" svg:width="10.288cm" svg:height="9.058cm">
          <chart:axis chart:dimension="x" chart:name="primary-x" chart:style-name="ch5">
            <chart:title svg:x="3.394cm" svg:y="9.534cm" chart:style-name="ch6">
              <text:p>cumprimento do pior caso</text:p>
            </chart:title>
            <chart:categories table:cell-range-address="Sheet2.A16:Sheet2.A19"/>
          </chart:axis>
          <chart:axis chart:dimension="y" chart:name="primary-y" chart:style-name="ch7">
            <chart:title svg:x="0.274cm" svg:y="7.121cm" chart:style-name="ch8">
              <text:p>potência média (mW)</text:p>
            </chart:title>
            <chart:grid chart:style-name="ch9" chart:class="major"/>
          </chart:axis>
          <chart:series chart:style-name="ch10" chart:values-cell-range-address="Sheet2.B16:Sheet2.B19" chart:label-cell-address="Sheet2.B15:Sheet2.B15" chart:class="chart:line">
            <chart:data-point chart:repeated="4"/>
          </chart:series>
          <chart:series chart:style-name="ch11" chart:values-cell-range-address="Sheet2.C16:Sheet2.C19" chart:label-cell-address="Sheet2.C15:Sheet2.C1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15:Sheet2.B15">ccEDF</text:p>
              </table:table-cell>
              <table:table-cell office:value-type="string">
                <text:p text:id="Sheet2.C15:Sheet2.C15">svsEDF</text:p>
              </table:table-cell>
            </table:table-row>
          </table:table-header-rows>
          <table:table-rows>
            <table:table-row>
              <table:table-cell office:value-type="string">
                <text:p text:id="Sheet2.A16:Sheet2.A19">100%</text:p>
              </table:table-cell>
              <table:table-cell office:value-type="float" office:value="437">
                <text:p text:id="Sheet2.B16:Sheet2.B19">437</text:p>
              </table:table-cell>
              <table:table-cell office:value-type="float" office:value="435">
                <text:p text:id="Sheet2.C16:Sheet2.C19">435</text:p>
              </table:table-cell>
            </table:table-row>
            <table:table-row>
              <table:table-cell office:value-type="string">
                <text:p>80%</text:p>
              </table:table-cell>
              <table:table-cell office:value-type="float" office:value="387">
                <text:p>38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60%</text:p>
              </table:table-cell>
              <table:table-cell office:value-type="float" office:value="352">
                <text:p>35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321">
                <text:p>321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200" chart:maximum="600" chart:interval-major="50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cm" svg:height="10.401cm" xlink:href=".." chart:class="chart:line" chart:style-name="ch1">
        <chart:title svg:x="2.821cm" svg:y="0.209cm" chart:style-name="ch2">
          <text:p>Consumo com 40% de uso em pior caso</text:p>
        </chart:title>
        <chart:legend chart:legend-position="end" svg:x="10.905cm" svg:y="4.524cm" chart:style-name="ch3"/>
        <chart:plot-area chart:style-name="ch4" table:cell-range-address="Sheet2.A21:Sheet2.C25" chart:data-source-has-labels="both" svg:x="0.345cm" svg:y="0.92cm" svg:width="10.288cm" svg:height="9.058cm">
          <chart:axis chart:dimension="x" chart:name="primary-x" chart:style-name="ch5">
            <chart:title svg:x="3.394cm" svg:y="9.534cm" chart:style-name="ch6">
              <text:p>cumprimento do pior caso</text:p>
            </chart:title>
            <chart:categories table:cell-range-address="Sheet2.A22:Sheet2.A25"/>
          </chart:axis>
          <chart:axis chart:dimension="y" chart:name="primary-y" chart:style-name="ch7">
            <chart:title svg:x="0.274cm" svg:y="7.121cm" chart:style-name="ch8">
              <text:p>potência média (mW)</text:p>
            </chart:title>
            <chart:grid chart:style-name="ch9" chart:class="major"/>
          </chart:axis>
          <chart:series chart:style-name="ch10" chart:values-cell-range-address="Sheet2.B22:Sheet2.B25" chart:label-cell-address="Sheet2.B21:Sheet2.B21" chart:class="chart:line">
            <chart:data-point chart:repeated="4"/>
          </chart:series>
          <chart:series chart:style-name="ch11" chart:values-cell-range-address="Sheet2.C22:Sheet2.C25" chart:label-cell-address="Sheet2.C21:Sheet2.C2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21:Sheet2.B21">ccEDF</text:p>
              </table:table-cell>
              <table:table-cell office:value-type="string">
                <text:p text:id="Sheet2.C21:Sheet2.C21">svsEDF</text:p>
              </table:table-cell>
            </table:table-row>
          </table:table-header-rows>
          <table:table-rows>
            <table:table-row>
              <table:table-cell office:value-type="string">
                <text:p text:id="Sheet2.A22:Sheet2.A25">100%</text:p>
              </table:table-cell>
              <table:table-cell office:value-type="float" office:value="342">
                <text:p text:id="Sheet2.B22:Sheet2.B25">342</text:p>
              </table:table-cell>
              <table:table-cell office:value-type="float" office:value="350">
                <text:p text:id="Sheet2.C22:Sheet2.C25">350</text:p>
              </table:table-cell>
            </table:table-row>
            <table:table-row>
              <table:table-cell office:value-type="string">
                <text:p>80%</text:p>
              </table:table-cell>
              <table:table-cell office:value-type="float" office:value="328">
                <text:p>32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0%</text:p>
              </table:table-cell>
              <table:table-cell office:value-type="float" office:value="267">
                <text:p>26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242">
                <text:p>242</text:p>
              </table:table-cell>
              <table:table-cell office:value-type="float" office:value="337">
                <text:p>3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200" chart:maximum="600" chart:interval-major="50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cm" svg:height="10.401cm" xlink:href=".." chart:class="chart:line" chart:style-name="ch1">
        <chart:title svg:x="2.821cm" svg:y="0.209cm" chart:style-name="ch2">
          <text:p>Consumo com 20% de uso em pior caso</text:p>
        </chart:title>
        <chart:legend chart:legend-position="end" svg:x="10.905cm" svg:y="4.524cm" chart:style-name="ch3"/>
        <chart:plot-area chart:style-name="ch4" table:cell-range-address="Sheet2.A27:Sheet2.C31" chart:data-source-has-labels="both" svg:x="0.345cm" svg:y="0.92cm" svg:width="10.288cm" svg:height="9.058cm">
          <chart:axis chart:dimension="x" chart:name="primary-x" chart:style-name="ch5">
            <chart:title svg:x="3.394cm" svg:y="9.534cm" chart:style-name="ch6">
              <text:p>cumprimento do pior caso</text:p>
            </chart:title>
            <chart:categories table:cell-range-address="Sheet2.A28:Sheet2.A31"/>
          </chart:axis>
          <chart:axis chart:dimension="y" chart:name="primary-y" chart:style-name="ch7">
            <chart:title svg:x="0.274cm" svg:y="7.121cm" chart:style-name="ch8">
              <text:p>potência média (mW)</text:p>
            </chart:title>
            <chart:grid chart:style-name="ch9" chart:class="major"/>
          </chart:axis>
          <chart:series chart:style-name="ch10" chart:values-cell-range-address="Sheet2.B28:Sheet2.B31" chart:label-cell-address="Sheet2.B27:Sheet2.B27" chart:class="chart:line">
            <chart:data-point chart:repeated="4"/>
          </chart:series>
          <chart:series chart:style-name="ch11" chart:values-cell-range-address="Sheet2.C28:Sheet2.C31" chart:label-cell-address="Sheet2.C27:Sheet2.C2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27:Sheet2.B27">ccEDF</text:p>
              </table:table-cell>
              <table:table-cell office:value-type="string">
                <text:p text:id="Sheet2.C27:Sheet2.C27">svsEDF</text:p>
              </table:table-cell>
            </table:table-row>
          </table:table-header-rows>
          <table:table-rows>
            <table:table-row>
              <table:table-cell office:value-type="string">
                <text:p text:id="Sheet2.A28:Sheet2.A31">100%</text:p>
              </table:table-cell>
              <table:table-cell office:value-type="float" office:value="217">
                <text:p text:id="Sheet2.B28:Sheet2.B31">217</text:p>
              </table:table-cell>
              <table:table-cell office:value-type="float" office:value="213">
                <text:p text:id="Sheet2.C28:Sheet2.C31">213</text:p>
              </table:table-cell>
            </table:table-row>
            <table:table-row>
              <table:table-cell office:value-type="string">
                <text:p>80%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0%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200" chart:maximum="600" chart:interval-major="50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cm" svg:height="10.401cm" xlink:href=".." chart:class="chart:bar" chart:style-name="ch1">
        <chart:title svg:x="2.001cm" svg:y="0.209cm" chart:style-name="ch2">
          <text:p>Consumo com uso real igual ao uso de pior caso</text:p>
        </chart:title>
        <chart:legend chart:legend-position="end" svg:x="10.905cm" svg:y="4.524cm" chart:style-name="ch3"/>
        <chart:plot-area chart:style-name="ch4" table:cell-range-address="Sheet2.A33:Sheet2.C38" chart:data-source-has-labels="both" svg:x="0.345cm" svg:y="0.92cm" svg:width="10.288cm" svg:height="9.058cm">
          <chart:axis chart:dimension="x" chart:name="primary-x" chart:style-name="ch5">
            <chart:title svg:x="3.963cm" svg:y="9.534cm" chart:style-name="ch6">
              <text:p>uso do processador</text:p>
            </chart:title>
            <chart:categories table:cell-range-address="Sheet2.A34:Sheet2.A38"/>
          </chart:axis>
          <chart:axis chart:dimension="y" chart:name="primary-y" chart:style-name="ch7">
            <chart:title svg:x="0.274cm" svg:y="7.121cm" chart:style-name="ch8">
              <text:p>potência média (mW)</text:p>
            </chart:title>
            <chart:grid chart:style-name="ch9" chart:class="major"/>
          </chart:axis>
          <chart:series chart:style-name="ch10" chart:values-cell-range-address="Sheet2.B34:Sheet2.B38" chart:label-cell-address="Sheet2.B33:Sheet2.B33" chart:class="chart:bar">
            <chart:data-point chart:repeated="5"/>
          </chart:series>
          <chart:series chart:style-name="ch11" chart:values-cell-range-address="Sheet2.C34:Sheet2.C38" chart:label-cell-address="Sheet2.C33:Sheet2.C3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33:Sheet2.B33">ccEDF</text:p>
              </table:table-cell>
              <table:table-cell office:value-type="string">
                <text:p text:id="Sheet2.C33:Sheet2.C33">svsEDF</text:p>
              </table:table-cell>
            </table:table-row>
          </table:table-header-rows>
          <table:table-rows>
            <table:table-row>
              <table:table-cell office:value-type="string">
                <text:p text:id="Sheet2.A34:Sheet2.A38">100%</text:p>
              </table:table-cell>
              <table:table-cell office:value-type="float" office:value="530">
                <text:p text:id="Sheet2.B34:Sheet2.B38">530</text:p>
              </table:table-cell>
              <table:table-cell office:value-type="float" office:value="533">
                <text:p text:id="Sheet2.C34:Sheet2.C38">533</text:p>
              </table:table-cell>
            </table:table-row>
            <table:table-row>
              <table:table-cell office:value-type="string">
                <text:p>80%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0%</text:p>
              </table:table-cell>
              <table:table-cell office:value-type="float" office:value="437">
                <text:p>43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342">
                <text:p>34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%</text:p>
              </table:table-cell>
              <table:table-cell office:value-type="float" office:value="217">
                <text:p>217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